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M Roman 12" svg:font-family="'LM Roman 12'"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LM Roman 12" fo:font-weight="bold" style:font-weight-asian="bold" style:font-weight-complex="bold"/>
    </style:style>
    <style:style style:name="P2" style:family="paragraph" style:parent-style-name="Standard">
      <style:paragraph-properties fo:text-align="start" style:justify-single-word="false"/>
      <style:text-properties style:font-name="LM Roman 12" fo:font-weight="normal" style:font-weight-asian="normal" style:font-weight-complex="normal"/>
    </style:style>
    <style:style style:name="P3" style:family="paragraph" style:parent-style-name="Standard">
      <style:paragraph-properties fo:text-align="start" style:justify-single-word="false"/>
      <style:text-properties style:font-name="LM Roman 12"/>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margin-left="0.4925in" fo:margin-right="0in" fo:text-align="start" style:justify-single-word="false" fo:text-indent="0in" style:auto-text-indent="false"/>
      <style:text-properties style:font-name="LM Roman 12" fo:font-weight="normal" style:font-weight-asian="normal" style:font-weight-complex="normal"/>
    </style:style>
    <style:style style:name="P7" style:family="paragraph" style:parent-style-name="Standard">
      <style:paragraph-properties fo:margin-left="0.4925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font-name="LM Roman 12" fo:font-weight="normal" style:font-weight-asian="normal" style:font-weight-complex="normal"/>
    </style:style>
    <style:style style:name="P9" style:family="paragraph" style:parent-style-name="Standard" style:list-style-name="L1">
      <style:paragraph-properties fo:text-align="start" style:justify-single-word="false"/>
      <style:text-properties style:font-name="LM Roman 12"/>
    </style:style>
    <style:style style:name="P10" style:family="paragraph" style:parent-style-name="Standard" style:list-style-name="L2">
      <style:paragraph-properties fo:text-align="start" style:justify-single-word="false"/>
      <style:text-properties style:font-name="LM Roman 12" fo:font-weight="normal" style:font-weight-asian="normal" style:font-weight-complex="normal"/>
    </style:style>
    <style:style style:name="P11" style:family="paragraph" style:parent-style-name="Standard">
      <style:paragraph-properties fo:text-align="justify" style:justify-single-word="false"/>
      <style:text-properties style:font-name="LM Roman 12" fo:font-weight="normal" officeooo:paragraph-rsid="0002b998" style:font-weight-asian="normal" style:font-weight-complex="normal"/>
    </style:style>
    <style:style style:name="P12" style:family="paragraph" style:parent-style-name="Standard">
      <style:paragraph-properties fo:text-align="start" style:justify-single-word="false"/>
      <style:text-properties style:font-name="LM Roman 12" fo:font-weight="bold" style:font-weight-asian="bold" style:font-weight-complex="bold"/>
    </style:style>
    <style:style style:name="P13" style:family="paragraph" style:parent-style-name="Standard" style:list-style-name="L3">
      <style:paragraph-properties fo:text-align="start" style:justify-single-word="false"/>
      <style:text-properties style:font-name="LM Roman 12" fo:font-weight="bold" style:font-weight-asian="bold" style:font-weight-complex="bold"/>
    </style:style>
    <style:style style:name="P14" style:family="paragraph" style:parent-style-name="Standard">
      <style:paragraph-properties fo:text-align="justify" style:justify-single-word="false"/>
      <style:text-properties fo:font-weight="normal" officeooo:paragraph-rsid="0002b998" style:font-weight-asian="normal" style:font-weight-complex="normal"/>
    </style:style>
    <style:style style:name="T1" style:family="text">
      <style:text-properties style:font-name="LM Roman 12"/>
    </style:style>
    <style:style style:name="T2" style:family="text">
      <style:text-properties style:font-name="LM Roman 12" officeooo:rsid="001a35e1"/>
    </style:style>
    <style:style style:name="T3" style:family="text">
      <style:text-properties style:font-name="LM Roman 12" officeooo:rsid="0002b998"/>
    </style:style>
    <style:style style:name="T4" style:family="text">
      <style:text-properties officeooo:rsid="0002b9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440 Distributed Systems</text:p>
      <text:p text:style-name="P3">Alex Cappiello (acappiel)</text:p>
      <text:p text:style-name="P3">Michael Ryan (mer1)</text:p>
      <text:p text:style-name="P3"/>
      <text:p text:style-name="P1">Lab 3: Distributed File System and MapReduce</text:p>
      <text:p text:style-name="P3"/>
      <text:p text:style-name="P3">The object of this lab was twofold. First, the design and implementation of a distributed file system (DFS). Second, the development of a MapReduce (MR) framework to run parallel compuations. Major objectives include:</text:p>
      <text:p text:style-name="P3"/>
      <text:list xml:id="list5660003545749062389" text:style-name="L1">
        <text:list-item>
          <text:p text:style-name="P9"><text:bookmark-start text:name="__DdeLink__1_1502096520"/>The distributed file system supports replication of files across multiple data nodes.</text:p>
        </text:list-item>
        <text:list-item>
          <text:p text:style-name="P9">Maximizing efficiency by scheduling work to keep map and reduce nodes as busy as possible and assigning work that is location aware, so that IO to the DFS is minimized.</text:p>
        </text:list-item>
        <text:list-item>
          <text:p text:style-name="P9">Maximizing throughput by taking advantage of multiple cores on a single node.</text:p>
        </text:list-item>
        <text:list-item>
          <text:p text:style-name="P9">Handle failures on map/reduce nodes by restarting failed jobs.</text:p>
        </text:list-item>
        <text:list-item>
          <text:p text:style-name="P9">Define an API for MapReduce tasks.</text:p>
        </text:list-item>
        <text:list-item>
          <text:p text:style-name="P9">Implement management tools for administrative tasks.<text:bookmark-end text:name="__DdeLink__1_1502096520"/></text:p>
        </text:list-item>
      </text:list>
      <text:p text:style-name="P3"/>
      <text:p text:style-name="P1">I. Definition of System Components</text:p>
      <text:p text:style-name="P1"/>
      <text:p text:style-name="P2">DFS: Name node</text:p>
      <text:p text:style-name="P2"/>
      <text:p text:style-name="P7"><text:span text:style-name="T1">Holds all of the meta-</text:span><text:span text:style-name="T1">data</text:span><text:span text:style-name="T1"> about the files and data nodes currently on the DFS. Any file operation will first (internally) </text:span><text:span text:style-name="T1">contact the name node and subsequently communicate with the relevant data node(s). The name node initially waits for all data nodes to connect before serving client requests. </text:span><text:span text:style-name="T1">The name node is responsible for both looking up existing files and determining where to locate new files. Unless the client specifies where to put a file, the load is randomly distributed between data nodes. </text:span></text:p>
      <text:p text:style-name="P6">For usage infomration, run bin/nameserver -h. The name node must start before any data nodes.</text:p>
      <text:p text:style-name="P2"/>
      <text:p text:style-name="P2">DFS: Data node</text:p>
      <text:p text:style-name="P2"/>
      <text:p text:style-name="P7"><text:span text:style-name="T1">It i</text:span><text:span text:style-name="T1">s responsible for executing the actual file IO for the subset of files that it contains. On disk, each node maintains a separate directory for its contents. This is also used to provide files on startup, </text:span><text:span text:style-name="T1">if any are already present in this directory,</text:span><text:span text:style-name="T1"> </text:span><text:span text:style-name="T1">(the limitation of this feature is that the replication factor must already be enforced). </text:span><text:span text:style-name="T1">Although not required, a directory structure may be used in filenames.</text:span><text:span text:style-name="T1"> </text:span><text:span text:style-name="T1">Performance considerations were made to maximize read throughput, at the expense of write throughput, since read frequency dominates write frequency. The consistency policy is read one, write all. Also, </text:span><text:soft-page-break/><text:span text:style-name="T1">recently </text:span><text:span text:style-name="T1">accessed files are cached in memory to </text:span><text:span text:style-name="T1">decrease</text:span><text:span text:style-name="T1"> disk IO. However, in order to make writes durable, they are write-through to disk.</text:span></text:p>
      <text:p text:style-name="P6">For usage information, run bin/dataserver -h.</text:p>
      <text:p text:style-name="P6"/>
      <text:p text:style-name="P8">DFS: Client Interface</text:p>
      <text:p text:style-name="P8"/>
      <text:p text:style-name="P7"><text:span text:style-name="T1">The client communicates with the DFS using the DistributedIO java interface. </text:span><text:span text:style-name="T1">This is implemented in the Connection class, which establishes a connection to the name node initially and is then used to perform file operations. A full listing of the available operations </text:span><text:span text:style-name="T1">to the client</text:span><text:span text:style-name="T1"> is available </text:span><text:span text:style-name="T1">in javadoc form</text:span><text:span text:style-name="T1"> at </text:span><text:a xlink:type="simple" xlink:href="http://alexcappiello.com/projects/15440/Project3/"><text:span text:style-name="T1">http://alexcappiello.com/projects/15440/Project3/</text:span></text:a><text:span text:style-name="T1">.</text:span></text:p>
      <text:p text:style-name="P6"/>
      <text:p text:style-name="P8">DFS: Admin Tools</text:p>
      <text:p text:style-name="P8"/>
      <text:p text:style-name="P6">The administrative tools for the DFS allow querying the current state of the filesystem. The executable is bin/query and the usage is</text:p>
      <text:p text:style-name="P6">$ bin/query -h</text:p>
      <text:p text:style-name="P6">usage: query [-h] [-n &lt;arg&gt;] [-p &lt;arg&gt;] &lt;FILES | NODES&gt;</text:p>
      <text:p text:style-name="P6"><text:s/>-h,--help <text:s text:c="12"/>Display help. </text:p>
      <text:p text:style-name="P6"><text:s/>-n,--hostname &lt;arg&gt; <text:s text:c="2"/>Hostname to manage. Default: localhost. </text:p>
      <text:p text:style-name="P6"><text:s/>-p,--port &lt;arg&gt; <text:s text:c="6"/>Port to connect to. Default: 9000.</text:p>
      <text:p text:style-name="P6"/>
      <text:p text:style-name="P6">For example:</text:p>
      <text:p text:style-name="P6">$ bin/query -n localhost -p 9000 FILES </text:p>
      <text:p text:style-name="P6">Filename<text:tab/>Location </text:p>
      <text:p text:style-name="P6">-------------------------------------------------------------------------------- </text:p>
      <text:p text:style-name="P6">foo.txt<text:tab/><text:tab/>[alex2-Desktop:8000, alex2-Desktop:8001] </text:p>
      <text:p text:style-name="P6">abc.txt<text:tab/><text:tab/>[alex2-Desktop:8000, alex2-Desktop:8001]</text:p>
      <text:p text:style-name="P6"/>
      <text:p text:style-name="P6">The name node can be queried to get all currently tracked files and all connected data nodes. The data nodes can be queried to get all of their files.</text:p>
      <text:p text:style-name="P2"/>
      <text:p text:style-name="P2">MR: Master</text:p>
      <text:p text:style-name="P2"/>
      <text:p text:style-name="P6">The JobTracker listens for both client requests and user responses. It is a single point of failure for the MikeReduce framework. Once a client makes a request, it spins up </text:p>
      <text:p text:style-name="P2"/>
      <text:p text:style-name="P2">MR: Mapper</text:p>
      <text:p text:style-name="P2"/>
      <text:p text:style-name="P6">Mappers might be better called workers – these nodes run all map and reduce work for <text:soft-page-break/>the framework. Map tasks are given a filename for input and output as well a mapper class. They then read input from the distributed filesystem and partition output according to the number of reducers that the task will use. This speeds up reduce time, as it can pull from several sources simultaneously. Reducers are given a set of filenames from which to read and output to a file marked with an integer less than the number of reduce nodes. If output is “out.txt” and 3 reduce nodes are used, output files will be “out.txt0”, “out.txt1”, and “out.txt2”.</text:p>
      <text:p text:style-name="P2"/>
      <text:p text:style-name="P2"><text:tab/>MR: Client Interface</text:p>
      <text:p text:style-name="P2"/>
      <text:p text:style-name="P2"><text:tab/>The main client points of extension are the Mapper class and Reducer class. These <text:tab/>each define and InputFormat and an OutputFormat, which parse and format inputs and <text:tab/>outputs respectively. The actual map and reduce functions each take inputs and, after <text:tab/>performing operations, should commit the line on their respective MapContext or <text:tab/>ReduceContext (See code for examples).</text:p>
      <text:p text:style-name="P2"/>
      <text:p text:style-name="P6">The client interface is accessed through the runClient.sh script in the /bin directory. Users can request a list of currently running tasks (-l) or submit a new task as specified in the config file, which uses the .ini format. See test1Config.ini and test2Config.ini for examples. Required command line arguments include -a &lt;hostname&gt; and -p &lt;port&gt; to specify the hostname and port of the JobTracker.</text:p>
      <text:p text:style-name="P2"/>
      <text:p text:style-name="P2">MR: Admin Tools</text:p>
      <text:p text:style-name="P2"/>
      <text:p text:style-name="P6">The MapReduce framework can list all jobs currently running via the runClient script and the -l flag.</text:p>
      <text:p text:style-name="P3"/>
      <text:p text:style-name="P1">II. Points of Extension</text:p>
      <text:p text:style-name="P1"/>
      <text:p text:style-name="P2">DFS:</text:p>
      <text:p text:style-name="P4"><text:span text:style-name="T1">Currently, the robustness of the DFS is minimal. The replication protocol is read one, write all. So, the system can continue serving read requests in the event of failure, but not write requests. </text:span><text:span text:style-name="T1">If writes occur while a node is down, then the file system </text:span><text:span text:style-name="T1">may no longer be consistent</text:span><text:span text:style-name="T1">. However, if the data node is restarted before any writes occur, the DFS can continue running. </text:span><text:span text:style-name="T1">Another extension might be some degree of client-side caching, although </text:span><text:span text:style-name="T1">the MapReduce framework avoids making redundant calls in the first place.</text:span></text:p>
      <text:p text:style-name="P2"/>
      <text:p text:style-name="P2">MR:</text:p>
      <text:p text:style-name="P2">The robustness of the MR is also questionable. If a node fails, it should simply note the work being run on the node at that time and run it again when another node becomes available. The <text:soft-page-break/>JobTracker is a single point of failure. Additional scheduling would also benefit the system.</text:p>
      <text:p text:style-name="P3"/>
      <text:p text:style-name="P1">III. Discussion of Specification</text:p>
      <text:p text:style-name="P1"/>
      <text:p text:style-name="P2">We feel that we have met all of the goals outlined in I.</text:p>
      <text:p text:style-name="P2"/>
      <text:list xml:id="list4190105244778588229" text:style-name="L2">
        <text:list-item>
          <text:p text:style-name="P10">The DFS supports a user-specified degree of replication. This replicated data is used to load-balance accesses to a particular file across all replicas.</text:p>
        </text:list-item>
        <text:list-item>
          <text:p text:style-name="P10">The MR framework keeps track of how many cores are available on each node, but does not use this information for much scheduling. The same is true for file locaitons on the DFS.<text:line-break/>The DFS exposes some information about the location of files, so that location-aware client code can be written. The first is that the client can request that a file is created on a particular node (while still replicated on others). Also, for read operations, the client can specify a node to give priority to. An attempt is first made to read from this node, only moving on to others if it is not available. Finally, the client can get a list of where the file is located to augment its own scheduling decisions.</text:p>
        </text:list-item>
        <text:list-item>
          <text:p text:style-name="P10">Many tasks can run on the same node if multiple jobs are submitted at once.</text:p>
        </text:list-item>
        <text:list-item>
          <text:p text:style-name="P10">Upon failing to send its scheduled heartbeat, all of a node's tasks will be rescheduled to run on other nodes.</text:p>
        </text:list-item>
        <text:list-item>
          <text:p text:style-name="P10">The main client points of extension are the Mapper class and Reducer class. These each define and InputFormat and an OutputFormat, which parse and format inputs and outputs respectively. The actual map and reduce functions each take inputs and, after performing operations, should commit the line on their respective MapContext or ReduceContext (See code and Javadoc for examples).</text:p>
        </text:list-item>
        <text:list-item>
          <text:p text:style-name="P10">The management tools are fairly simplistic, but allow a queries that are informative to help ensure that the current state of the system is as expected.</text:p>
        </text:list-item>
      </text:list>
      <text:p text:style-name="P3"/>
      <text:p text:style-name="P1">IV. Build Information</text:p>
      <text:p text:style-name="P3"/>
      <text:p text:style-name="P3">We built this project using the gradle build system. From the top-level dir, run </text:p>
      <text:p text:style-name="P5"><text:span text:style-name="T1"><text:s text:c="2"/></text:span><text:span text:style-name="T1">$ </text:span><text:span text:style-name="T1">gradle assemble</text:span></text:p>
      <text:p text:style-name="P3">to compile the source. Gradle should handle all dependencies. Since gradle isn't natively available on unix.andrew.cmu.edu, build with</text:p>
      <text:p text:style-name="P3"><text:s text:c="2"/>$ ./build.sh</text:p>
      <text:p text:style-name="P5"><text:span text:style-name="T1">If this script doesn't find gradle in the local path, it will use an install from a publicly accessible directory on afs. </text:span><text:span text:style-name="T1">You may wish to clear out $HOME/.gradle afterwards.</text:span></text:p>
      <text:p text:style-name="P3"/>
      <text:p text:style-name="P3">Additional usage information is given in section VI.</text:p>
      <text:p text:style-name="P3"/>
      <text:p text:style-name="P1"><text:soft-page-break/>V. External Libraries Used</text:p>
      <text:p text:style-name="P3"/>
      <text:p text:style-name="P3">Gradle (If on afs, just use build.sh. Otherwise, you're on your own.)</text:p>
      <text:p text:style-name="P3"/>
      <text:p text:style-name="P3">Java Libraries (automatically acquired by Gradle)</text:p>
      <text:p text:style-name="P3">Apache Commons CLI</text:p>
      <text:p text:style-name="P3">Apache Commons IO</text:p>
      <text:p text:style-name="P3">Apache Commons Lang</text:p>
      <text:p text:style-name="P3">ini4j <text:s/></text:p>
      <text:p text:style-name="P1"/>
      <text:list xml:id="list8250815034774287725" text:style-name="L3">
        <text:list-item>
          <text:p text:style-name="P13">Example Usage and Tests</text:p>
        </text:list-item>
      </text:list>
      <text:p text:style-name="P14"><text:span text:style-name="T2"/></text:p>
      <text:p text:style-name="P14"><text:span text:style-name="T2">Scripts have been provided to start and stop the JobTracker+NameNode and several worker/data nodes. Usage is:</text:span></text:p>
      <text:p text:style-name="P14"><text:span text:style-name="T2">$ cd bin</text:span></text:p>
      <text:p text:style-name="P14"><text:span text:style-name="T2">$ ./start.sh</text:span></text:p>
      <text:p text:style-name="P14"><text:span text:style-name="T2">Usage: ./start.sh &lt;hostfile&gt;</text:span></text:p>
      <text:p text:style-name="P14"><text:span text:style-name="T2">$ ./stop.sh</text:span></text:p>
      <text:p text:style-name="P14"><text:span text:style-name="T2">Usage: ./stop.sh &lt;hostfile&gt;</text:span></text:p>
      <text:p text:style-name="P14"><text:span text:style-name="T2"/></text:p>
      <text:p text:style-name="P14"><text:span text:style-name="T2">Two hostfile configs have been provided. One starts two worker/data nodes on localhost. The other starts four worker/data nodes on various unix.andrew machines. The JobTracker+NameNode is always started on localhost. For example:</text:span></text:p>
      <text:p text:style-name="P14"><text:span text:style-name="T2">$ ./start.sh unixhosts.tx</text:span><text:span text:style-name="T3">t</text:span></text:p>
      <text:p text:style-name="P14"><text:span text:style-name="T2">$ ./stop.sh unixhosts.txt</text:span></text:p>
      <text:p text:style-name="P14"><text:span text:style-name="T2"/></text:p>
      <text:p text:style-name="P11"><text:span text:style-name="T2">STDOUT is redirected to the logs folder (though logging is minimal) and STDERR is not redirected.</text:span></text:p>
      <text:p text:style-name="P11"><text:span text:style-name="T2"/></text:p>
      <text:p text:style-name="P11"><text:span text:style-name="T3">After starting the MapReduce and DFS infrastructure, run a test:</text:span></text:p>
      <text:p text:style-name="P1"/>
      <text:p text:style-name="P2"><text:span text:style-name="T4">t</text:span>est1Config.ini: Identity map and simple reduce on very simple test files (each line is 2 characters separated by a space)</text:p>
      <text:p text:style-name="P2"><text:span text:style-name="T4">t</text:span>est2Confg.ini: Inverts indices of Magic: The Gathering card names and ID numbers.</text:p>
      <text:p text:style-name="P1"/>
      <text:p text:style-name="P2">Run instructions:</text:p>
      <text:p text:style-name="P2">./runClient.sh -c ../test1Config.<text:span text:style-name="T4">ini</text:span></text:p>
      <text:p text:style-name="P2"/>
      <text:p text:style-name="P2">We hope you enjoy running the MikeReduce framework on top of the Alex File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M Roman 12" svg:font-family="'LM Roman 12'"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Cappiello</meta:initial-creator>
    <meta:creation-date>2013-11-17T13:05:26</meta:creation-date>
    <meta:generator>LibreOffice/4.0.2.2$Linux_X86_64 LibreOffice_project/400m0$Build-2</meta:generator>
    <dc:date>2013-11-18T01:21:05</dc:date>
    <dc:creator>Alex Cappiello</dc:creator>
    <meta:editing-duration>PT6H51M44S</meta:editing-duration>
    <meta:editing-cycles>12</meta:editing-cycles>
    <meta:document-statistic meta:table-count="0" meta:image-count="0" meta:object-count="0" meta:page-count="5" meta:paragraph-count="87" meta:word-count="1510" meta:character-count="9388" meta:non-whitespace-character-count="7931"/>
  </office:meta>
</office:document-meta>
</file>